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e382" officeooo:paragraph-rsid="0012e382"/>
    </style:style>
    <style:style style:name="P2" style:family="paragraph" style:parent-style-name="Standard">
      <style:paragraph-properties fo:text-align="start" style:justify-single-word="false"/>
      <style:text-properties officeooo:rsid="0012e382" officeooo:paragraph-rsid="0012e382"/>
    </style:style>
    <style:style style:name="P3" style:family="paragraph" style:parent-style-name="Standard">
      <style:paragraph-properties fo:text-align="start" style:justify-single-word="false"/>
      <style:text-properties officeooo:rsid="0012e382" officeooo:paragraph-rsid="0012e62d"/>
    </style:style>
    <style:style style:name="P4" style:family="paragraph" style:parent-style-name="Standard">
      <style:paragraph-properties fo:text-align="start" style:justify-single-word="false"/>
      <style:text-properties officeooo:rsid="0012e382" officeooo:paragraph-rsid="0015969c"/>
    </style:style>
    <style:style style:name="P5" style:family="paragraph" style:parent-style-name="Standard">
      <style:paragraph-properties fo:text-align="start" style:justify-single-word="false"/>
      <style:text-properties officeooo:rsid="0012e382" officeooo:paragraph-rsid="00174715"/>
    </style:style>
    <style:style style:name="P6" style:family="paragraph" style:parent-style-name="Standard">
      <style:paragraph-properties fo:text-align="start" style:justify-single-word="false"/>
      <style:text-properties officeooo:rsid="00174715" officeooo:paragraph-rsid="00174715"/>
    </style:style>
    <style:style style:name="P7" style:family="paragraph" style:parent-style-name="Standard">
      <style:paragraph-properties fo:text-align="start" style:justify-single-word="false"/>
      <style:text-properties officeooo:rsid="00192f52" officeooo:paragraph-rsid="00192f52"/>
    </style:style>
    <style:style style:name="P8" style:family="paragraph" style:parent-style-name="Standard">
      <style:paragraph-properties fo:text-align="start" style:justify-single-word="false"/>
      <style:text-properties officeooo:rsid="001afd4e" officeooo:paragraph-rsid="001afd4e"/>
    </style:style>
    <style:style style:name="P9" style:family="paragraph" style:parent-style-name="Standard">
      <style:paragraph-properties fo:text-align="start" style:justify-single-word="false"/>
      <style:text-properties officeooo:rsid="0014c11e" officeooo:paragraph-rsid="0015969c"/>
    </style:style>
    <style:style style:name="T1" style:family="text">
      <style:text-properties officeooo:rsid="0012e62d"/>
    </style:style>
    <style:style style:name="T2" style:family="text">
      <style:text-properties officeooo:rsid="0014c11e"/>
    </style:style>
    <style:style style:name="T3" style:family="text">
      <style:text-properties officeooo:rsid="0015969c"/>
    </style:style>
    <style:style style:name="T4" style:family="text">
      <style:text-properties officeooo:rsid="00192f52"/>
    </style:style>
    <style:style style:name="T5" style:family="text">
      <style:text-properties officeooo:rsid="001afd4e"/>
    </style:style>
    <style:style style:name="T6" style:family="text">
      <style:text-properties officeooo:rsid="001c9f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d Matching System</text:p>
      <text:p text:style-name="P6">Intro:</text:p>
      <text:p text:style-name="P6"><text:tab/>I like to create custom alterations for Magic the Gathering cards. One form of alteration is the foil peel collage, and a subset is full art land creation. In this process, the art of basic lands is matched with strategically cut out art from other cards such that they appear to form a single large picture. I have done this extensively in the past, but found that managing the image matching data overwhelming. Notably, there are hundreds of land arts for the base image and thousands of cover arts to test them with. Originally I did this with GIMP project files and exported JPG images of successful matches. There are numerous problems with this approach that I want to remedy, such as the following:</text:p>
      <text:p text:style-name="P6"/>
      <text:p text:style-name="P6">1. (minor) Disk space is wasted in a big way since the base images and cover images are duplicated.</text:p>
      <text:p text:style-name="P6">2. (major) Several times a year, when new base images are released, all of the cover images need to be retested against the new bases. This is extremely tedious if working with project files.</text:p>
      <text:p text:style-name="P6">3. (major) Many of the bases and covers have multiple potential matches. Deciding which of them to target is a lot of work, especially when taking prices into account.</text:p>
      <text:p text:style-name="P6">4. (<text:span text:style-name="T4">major</text:span>) <text:span text:style-name="T4">Keeping up with inventory and determining which cards to acquire is a simple but slow task.</text:span></text:p>
      <text:p text:style-name="P7">5. (major) Browsing matches is not user friendly for potential clients.</text:p>
      <text:p text:style-name="P5"/>
      <text:p text:style-name="P2">Purpose:</text:p>
      <text:p text:style-name="P2"><text:tab/>Increase productivity in determining and storing full art image match information</text:p>
      <text:p text:style-name="P2"><text:tab/>Improve <text:span text:style-name="T4">build</text:span> decisions using quality comparisons and price data</text:p>
      <text:p text:style-name="P2"><text:tab/>Manage current, completed, and acquisition inventories</text:p>
      <text:p text:style-name="P2"><text:tab/>Log sales history</text:p>
      <text:p text:style-name="P2"><text:tab/><text:span text:style-name="T4">Allow clients to easily browse interesting matches</text:span></text:p>
      <text:p text:style-name="P2"/>
      <text:p text:style-name="P8">Plan:</text:p>
      <text:p text:style-name="P8"><text:tab/>Website frontend <text:span text:style-name="T6">interfaces to</text:span> C# backend with SQLite database.</text:p>
      <text:p text:style-name="P2"/>
      <text:p text:style-name="P2"><text:span text:style-name="T1">Interface </text:span>Actions:</text:p>
      <text:p text:style-name="P2"><text:tab/><text:span text:style-name="T1">Insert</text:span> set data <text:span text:style-name="T3">(add new set data to database)</text:span></text:p>
      <text:p text:style-name="P3"><text:tab/><text:span text:style-name="T1">Insert</text:span> image data <text:span text:style-name="T3">(link new card images to database)</text:span></text:p>
      <text:p text:style-name="P3"><text:tab/><text:span text:style-name="T1">Insert cutout data (link new cutout filters to database)</text:span></text:p>
      <text:p text:style-name="P2"><text:tab/><text:span text:style-name="T1">Update material inventory</text:span></text:p>
      <text:p text:style-name="P2"><text:tab/><text:span text:style-name="T1">Update completed inventory</text:span></text:p>
      <text:p text:style-name="P2"><text:tab/><text:span text:style-name="T1">Lookup prices (from online stores)</text:span></text:p>
      <text:p text:style-name="P2"><text:tab/><text:span text:style-name="T2">Mark matchability (applied on original image for quick culling)</text:span></text:p>
      <text:p text:style-name="P2"><text:tab/><text:span text:style-name="T3">Mark matches / non-matches (non-matches will not be voted on)</text:span></text:p>
      <text:p text:style-name="P2"><text:tab/><text:span text:style-name="T2">Compare matches (user votes which is better)</text:span></text:p>
      <text:p text:style-name="P2"><text:tab/><text:span text:style-name="T2">Update requests (like an inventory)</text:span></text:p>
      <text:p text:style-name="P2"><text:tab/><text:span text:style-name="T2">Update sales history (include rating and value)</text:span></text:p>
      <text:p text:style-name="P2"><text:tab/><text:span text:style-name="T2">Generate build list (using inventory, price, comparison score)</text:span></text:p>
      <text:p text:style-name="P4"><text:tab/><text:span text:style-name="T2">Generate acquire list</text:span></text:p>
      <text:p text:style-name="P9"><text:tab/><text:tab/>(using base inventory, price, comparison score, requests, completed inventory)</text:p>
      <text:p text:style-name="P2"><text:tab/><text:span text:style-name="T4">Recommend matches (using ratings, filter by price poin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9:47:18.900162614</meta:creation-date>
    <meta:generator>LibreOffice/6.0.7.3$Linux_X86_64 LibreOffice_project/00m0$Build-3</meta:generator>
    <dc:date>2019-01-23T13:20:50.632517589</dc:date>
    <meta:editing-duration>PT1H7M57S</meta:editing-duration>
    <meta:editing-cycles>7</meta:editing-cycles>
    <meta:document-statistic meta:table-count="0" meta:image-count="0" meta:object-count="0" meta:page-count="1" meta:paragraph-count="32" meta:word-count="392" meta:character-count="2450" meta:non-whitespace-character-count="2067"/>
  </office:meta>
</office:document-meta>
</file>